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32pt" style:font-size-asian="32pt" style:font-size-complex="32pt"/>
    </style:style>
    <style:style style:name="T1" style:family="text">
      <style:text-properties fo:color="#c5000b"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3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3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3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3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3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>7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88cm" svg:height="1.728cm" svg:x="13.627cm" svg:y="1.076cm">
          <draw:text-box>
            <text:p><text:span text:style-name="T1">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1T20:51:20.072606673</dc:date>
    <dc:creator>elucterio </dc:creator>
    <meta:editing-duration>PT7M17S</meta:editing-duration>
    <meta:editing-cycles>7</meta:editing-cycles>
    <meta:generator>LibreOffice/4.2.8.2$Linux_X86_64 LibreOffice_project/420m0$Build-2</meta:generator>
    <meta:document-statistic meta:object-count="31"/>
  </office:meta>
</office:document-meta>
</file>